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0" table:number-columns-repeated="231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0B-03R-1W_10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165">
            <text:p>12165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810000000000002">
            <text:p>−78.81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0B-03R-1W_13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206">
            <text:p>12206</text:p>
          </table:table-cell>
          <table:table-cell table:style-name="ACE-2" office:value-type="float" office:value="24">
            <text:p>2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840000000000003">
            <text:p>−78.84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2R-1W_12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964">
            <text:p>10964</text:p>
          </table:table-cell>
          <table:table-cell table:style-name="ACE-2" office:value-type="float" office:value="44">
            <text:p>44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3.030000000000001">
            <text:p>−73.03</text:p>
          </table:table-cell>
          <table:table-cell table:style-name="ACE-0" office:value-type="float" office:value="41.079999999999998">
            <text:p>41.08</text:p>
          </table:table-cell>
          <table:table-cell table:style-name="ACE-0" office:value-type="float" office:value="41.079999999999998">
            <text:p>41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2R-1W_27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7">
            <text:p>13197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200000000000003">
            <text:p>−84.2</text:p>
          </table:table-cell>
          <table:table-cell table:style-name="ACE-0" office:value-type="float" office:value="10.33">
            <text:p>10.33</text:p>
          </table:table-cell>
          <table:table-cell table:style-name="ACE-0" office:value-type="float" office:value="10.33">
            <text:p>10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2R-2W_5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238">
            <text:p>13238</text:p>
          </table:table-cell>
          <table:table-cell table:style-name="ACE-2" office:value-type="float" office:value="2">
            <text:p>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299999999999997">
            <text:p>−84.3</text:p>
          </table:table-cell>
          <table:table-cell table:style-name="ACE-0" office:value-type="float" office:value="10.33">
            <text:p>10.33</text:p>
          </table:table-cell>
          <table:table-cell table:style-name="ACE-0" office:value-type="float" office:value="10.33">
            <text:p>10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7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88">
            <text:p>15088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9999999999994">
            <text:p>−98.1</text:p>
          </table:table-cell>
          <table:table-cell table:style-name="ACE-0" office:value-type="float" office:value="5.71">
            <text:p>5.71</text:p>
          </table:table-cell>
          <table:table-cell table:style-name="ACE-0" office:value-type="float" office:value="5.71">
            <text:p>5.7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7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59">
            <text:p>15159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9999999999994">
            <text:p>−98.1</text:p>
          </table:table-cell>
          <table:table-cell table:style-name="ACE-0" office:value-type="float" office:value="5.71">
            <text:p>5.71</text:p>
          </table:table-cell>
          <table:table-cell table:style-name="ACE-0" office:value-type="float" office:value="5.71">
            <text:p>5.7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8R-1W_31-3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15">
            <text:p>1371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3999999999999">
            <text:p>−101.24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8R-1W_36-4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282">
            <text:p>15282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9000000000001">
            <text:p>−101.29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8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50">
            <text:p>15450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7">
            <text:p>−101.3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8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40">
            <text:p>1364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7">
            <text:p>−101.3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1R-1W_20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4072">
            <text:p>24072</text:p>
          </table:table-cell>
          <table:table-cell table:style-name="ACE-2" office:value-type="float" office:value="6">
            <text:p>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62">
            <text:p>−114.62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1R-1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392">
            <text:p>22392</text:p>
          </table:table-cell>
          <table:table-cell table:style-name="ACE-2" office:value-type="float" office:value="8">
            <text:p>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47">
            <text:p>−114.47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2R-1W_5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60">
            <text:p>2206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Pavona maldivens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7.55">
            <text:p>−117.55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3R-1W_121-1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03">
            <text:p>22003</text:p>
          </table:table-cell>
          <table:table-cell table:style-name="ACE-2" office:value-type="float" office:value="161">
            <text:p>161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12">
            <text:p>−120.12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3R-1W_146-14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926">
            <text:p>25926</text:p>
          </table:table-cell>
          <table:table-cell table:style-name="ACE-2" office:value-type="float" office:value="7">
            <text:p>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38">
            <text:p>−120.38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3R-1W_96-9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105">
            <text:p>21105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9.87">
            <text:p>−119.87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6R-1W_0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100">
            <text:p>25100</text:p>
          </table:table-cell>
          <table:table-cell table:style-name="ACE-2" office:value-type="float" office:value="200">
            <text:p>200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7.92">
            <text:p>−127.92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2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9338">
            <text:p>9338</text:p>
          </table:table-cell>
          <table:table-cell table:style-name="ACE-2" office:value-type="float" office:value="80">
            <text:p>80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329999999999998">
            <text:p>−69.33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25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174">
            <text:p>10174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579999999999998">
            <text:p>−69.58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31-33A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390">
            <text:p>10390</text:p>
          </table:table-cell>
          <table:table-cell table:style-name="ACE-2" office:value-type="float" office:value="39">
            <text:p>39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620000000000005">
            <text:p>−69.62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31-33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472">
            <text:p>10472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620000000000005">
            <text:p>−69.6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1W_24-2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10">
            <text:p>129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359999999999999">
            <text:p>−90.36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1W_24-2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61">
            <text:p>12961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359999999999999">
            <text:p>−90.36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2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40">
            <text:p>13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670000000000002">
            <text:p>−90.67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CC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3">
            <text:p>13193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670000000000002">
            <text:p>−90.67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1W_16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25">
            <text:p>1342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799999999999997">
            <text:p>−97.8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1-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38">
            <text:p>13638</text:p>
          </table:table-cell>
          <table:table-cell table:style-name="ACE-2" office:value-type="float" office:value="95">
            <text:p>95</text:p>
          </table:table-cell>
          <table:table-cell table:style-name="ACE-0" office:value-type="string">
            <text:p>Coral - Monti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20000000000002">
            <text:p>−97.92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95">
            <text:p>1349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50000000000003">
            <text:p>−97.95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85">
            <text:p>131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Stylophora pistill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50000000000003">
            <text:p>−97.95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1W_11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50">
            <text:p>1365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730000000000004">
            <text:p>−99.7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1W_37-4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470">
            <text:p>1247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980000000000004">
            <text:p>−99.98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29">
            <text:p>1532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60">
            <text:p>15460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84">
            <text:p>15484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11">
            <text:p>15611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7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77">
            <text:p>15477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7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572">
            <text:p>15572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350">
            <text:p>19350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3">
            <text:p>−100.3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346">
            <text:p>19346</text:p>
          </table:table-cell>
          <table:table-cell table:style-name="ACE-2" office:value-type="float" office:value="133">
            <text:p>133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3">
            <text:p>−100.3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1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856">
            <text:p>22856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">
            <text:p>−10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1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904">
            <text:p>22904</text:p>
          </table:table-cell>
          <table:table-cell table:style-name="ACE-2" office:value-type="float" office:value="117">
            <text:p>1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">
            <text:p>−10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891">
            <text:p>22891</text:p>
          </table:table-cell>
          <table:table-cell table:style-name="ACE-2" office:value-type="float" office:value="25">
            <text:p>2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">
            <text:p>−101.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9R-1W_8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905">
            <text:p>18905</text:p>
          </table:table-cell>
          <table:table-cell table:style-name="ACE-2" office:value-type="float" office:value="132">
            <text:p>132</text:p>
          </table:table-cell>
          <table:table-cell table:style-name="ACE-0" office:value-type="string">
            <text:p>Unknown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69">
            <text:p>−101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0R-1W_18-2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487">
            <text:p>23487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95">
            <text:p>−102.9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0R-1W_31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60">
            <text:p>2036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11">
            <text:p>−103.1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0R-CCW_9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100">
            <text:p>22100</text:p>
          </table:table-cell>
          <table:table-cell table:style-name="ACE-2" office:value-type="float" office:value="109">
            <text:p>109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5">
            <text:p>−103.2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1R-1W_16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75">
            <text:p>1957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9000000000001">
            <text:p>−103.29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1R-1W_32-3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118">
            <text:p>21118</text:p>
          </table:table-cell>
          <table:table-cell table:style-name="ACE-0" office:value-type="float" office:value="81">
            <text:p>8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81999999999999">
            <text:p>−103.82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2R-1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02">
            <text:p>20002</text:p>
          </table:table-cell>
          <table:table-cell table:style-name="ACE-2" office:value-type="float" office:value="138">
            <text:p>138</text:p>
          </table:table-cell>
          <table:table-cell table:style-name="ACE-0" office:value-type="string">
            <text:p>Coral - Pocillopor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15000000000001">
            <text:p>−110.1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2R-CC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96">
            <text:p>22096</text:p>
          </table:table-cell>
          <table:table-cell table:style-name="ACE-2" office:value-type="float" office:value="111">
            <text:p>111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25">
            <text:p>−110.2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3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921">
            <text:p>24921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Coral - Merulinidae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230000000000004">
            <text:p>−97.23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15.08">
            <text:p>1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3R-CCW_9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408">
            <text:p>25408</text:p>
          </table:table-cell>
          <table:table-cell table:style-name="ACE-2" office:value-type="float" office:value="125">
            <text:p>125</text:p>
          </table:table-cell>
          <table:table-cell table:style-name="ACE-0" office:value-type="string">
            <text:p>Coral - Hydnoph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5">
            <text:p>−97.5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15.08">
            <text:p>1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4R-1W_4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502">
            <text:p>2550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159999999999997">
            <text:p>−99.16</text:p>
          </table:table-cell>
          <table:table-cell table:style-name="ACE-0" office:value-type="float" office:value="15.09">
            <text:p>15.09</text:p>
          </table:table-cell>
          <table:table-cell table:style-name="ACE-0" office:value-type="float" office:value="15.09">
            <text:p>1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4R-CCW_8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382">
            <text:p>25382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349999999999994">
            <text:p>−99.35</text:p>
          </table:table-cell>
          <table:table-cell table:style-name="ACE-0" office:value-type="float" office:value="15.09">
            <text:p>15.09</text:p>
          </table:table-cell>
          <table:table-cell table:style-name="ACE-0" office:value-type="float" office:value="15.09">
            <text:p>1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6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7349">
            <text:p>27349</text:p>
          </table:table-cell>
          <table:table-cell table:style-name="ACE-2" office:value-type="float" office:value="136">
            <text:p>13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7.23">
            <text:p>−117.23</text:p>
          </table:table-cell>
          <table:table-cell table:style-name="ACE-0" office:value-type="float" office:value="1.73">
            <text:p>1.73</text:p>
          </table:table-cell>
          <table:table-cell table:style-name="ACE-0" office:value-type="float" office:value="1.73">
            <text:p>1.7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1R-1W_15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2.159999999999997">
            <text:p>−92.16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1R-1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9705">
            <text:p>97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2.060000000000002">
            <text:p>−92.06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2R-1W_27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05">
            <text:p>1160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3.780000000000001">
            <text:p>−93.7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2R-1W_27-30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97">
            <text:p>11697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3.780000000000001">
            <text:p>−93.7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1W_22-2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220">
            <text:p>122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25">
            <text:p>−95.25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1W_28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065">
            <text:p>1206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290000000000006">
            <text:p>−95.29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2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20">
            <text:p>1252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3R-CCW_0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31">
            <text:p>14031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59999999999999">
            <text:p>−95.36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CC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80">
            <text:p>1288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Mille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12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85">
            <text:p>125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29999999999995">
            <text:p>−91.63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12-14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553">
            <text:p>12553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oralline <text:s/>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29999999999995">
            <text:p>−91.63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4R-1W_12-1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69">
            <text:p>14369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50000000000006">
            <text:p>−91.6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20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685">
            <text:p>126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719999999999999">
            <text:p>−91.7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80">
            <text:p>1308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849999999999994">
            <text:p>−91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45">
            <text:p>1304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849999999999994">
            <text:p>−91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107-1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95">
            <text:p>130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09999999999999">
            <text:p>−96.6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112-1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738">
            <text:p>12738</text:p>
          </table:table-cell>
          <table:table-cell table:style-name="ACE-2" office:value-type="float" office:value="39">
            <text:p>3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70000000000002">
            <text:p>−96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116-1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56">
            <text:p>1495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89999999999998">
            <text:p>−96.6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25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96">
            <text:p>12996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80000000000001">
            <text:p>−95.7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37-3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40">
            <text:p>130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879999999999995">
            <text:p>−95.8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52-6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30">
            <text:p>1293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079999999999998">
            <text:p>−96.0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68-7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24">
            <text:p>15024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09999999999994">
            <text:p>−96.2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79-8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35">
            <text:p>129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19999999999993">
            <text:p>−96.3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88-9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995">
            <text:p>14995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420000000000002">
            <text:p>−96.4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98-10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7">
            <text:p>13197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19999999999996">
            <text:p>−96.5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19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710">
            <text:p>127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30000000000001">
            <text:p>−98.03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19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926">
            <text:p>12926</text:p>
          </table:table-cell>
          <table:table-cell table:style-name="ACE-0" office:value-type="float" office:value="104">
            <text:p>104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30000000000001">
            <text:p>−98.03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46-4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260">
            <text:p>13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200000000000003">
            <text:p>−98.2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2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240">
            <text:p>132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49999999999994">
            <text:p>−98.35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400">
            <text:p>13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49999999999994">
            <text:p>−98.35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7R-CCW_2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49">
            <text:p>15049</text:p>
          </table:table-cell>
          <table:table-cell table:style-name="ACE-2" office:value-type="float" office:value="13">
            <text:p>1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400000000000006">
            <text:p>−98.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8R-1W_0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865">
            <text:p>128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49999999999994">
            <text:p>−96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8R-1W_13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921">
            <text:p>14921</text:p>
          </table:table-cell>
          <table:table-cell table:style-name="ACE-2" office:value-type="float" office:value="113">
            <text:p>11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950000000000003">
            <text:p>−96.9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9R-1W_10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67">
            <text:p>15167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430000000000007">
            <text:p>−98.43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0R-1W_10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820">
            <text:p>1382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41">
            <text:p>−102.41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0R-1W_16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48">
            <text:p>15448</text:p>
          </table:table-cell>
          <table:table-cell table:style-name="ACE-2" office:value-type="float" office:value="77">
            <text:p>77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0R-1W_17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15">
            <text:p>1371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0R-1W_41-4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331">
            <text:p>15331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576">
            <text:p>13576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Bryozoan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4">
            <text:p>−101.44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993">
            <text:p>13993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A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66">
            <text:p>13766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870">
            <text:p>13870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D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951">
            <text:p>13951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1-3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990">
            <text:p>1899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62">
            <text:p>−101.6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88">
            <text:p>19588</text:p>
          </table:table-cell>
          <table:table-cell table:style-name="ACE-2" office:value-type="float" office:value="116">
            <text:p>11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235">
            <text:p>1923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510">
            <text:p>19510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CCW_5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670">
            <text:p>1867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3">
            <text:p>−101.8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19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49">
            <text:p>19549</text:p>
          </table:table-cell>
          <table:table-cell table:style-name="ACE-2" office:value-type="float" office:value="68">
            <text:p>6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">
            <text:p>−10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26-3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985">
            <text:p>1998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- Coscinarea colum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09">
            <text:p>−103.0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33-3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15">
            <text:p>2001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Coscinarea colum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15000000000001">
            <text:p>−103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8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630">
            <text:p>196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89">
            <text:p>−102.8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1W_20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375">
            <text:p>1937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03">
            <text:p>−104.0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1W_20-25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597">
            <text:p>19597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03">
            <text:p>−104.0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CCW_1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20">
            <text:p>2002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45999999999999">
            <text:p>−104.4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CCW_1-3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665">
            <text:p>20665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45999999999999">
            <text:p>−104.4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4R-1W_0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733">
            <text:p>23733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- Acropora (tabular grp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599999999999994">
            <text:p>−95.6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5R-1W_50-5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691">
            <text:p>24691</text:p>
          </table:table-cell>
          <table:table-cell table:style-name="ACE-0" office:value-type="float" office:value="146">
            <text:p>146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319999999999993">
            <text:p>−97.3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5R-1W_6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512">
            <text:p>20512</text:p>
          </table:table-cell>
          <table:table-cell table:style-name="ACE-0" office:value-type="float" office:value="123">
            <text:p>123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70000000000005">
            <text:p>−96.8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5R-2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7200">
            <text:p>272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409999999999997">
            <text:p>−97.4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5R-CC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43">
            <text:p>21343</text:p>
          </table:table-cell>
          <table:table-cell table:style-name="ACE-0" office:value-type="float" office:value="137">
            <text:p>137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409999999999997">
            <text:p>−97.4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13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144">
            <text:p>21144</text:p>
          </table:table-cell>
          <table:table-cell table:style-name="ACE-2" office:value-type="float" office:value="155">
            <text:p>155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69999999999999">
            <text:p>−97.97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23-2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4980">
            <text:p>2498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49999999999997">
            <text:p>−98.05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27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669">
            <text:p>21669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0000000000003">
            <text:p>−98.09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40-4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70">
            <text:p>2137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219999999999999">
            <text:p>−98.22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55-6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038">
            <text:p>25038</text:p>
          </table:table-cell>
          <table:table-cell table:style-name="ACE-2" office:value-type="float" office:value="156">
            <text:p>1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79999999999995">
            <text:p>−98.38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82-8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062">
            <text:p>25062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Coral - Merulinidae (Goniastrea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640000000000001">
            <text:p>−98.64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8R-1W_23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455">
            <text:p>25455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560000000000002">
            <text:p>−99.56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8R-1W_9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475">
            <text:p>21475</text:p>
          </table:table-cell>
          <table:table-cell table:style-name="ACE-2" office:value-type="float" office:value="105">
            <text:p>10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409999999999997">
            <text:p>−99.41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9R-1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463">
            <text:p>22463</text:p>
          </table:table-cell>
          <table:table-cell table:style-name="ACE-0" office:value-type="float" office:value="152">
            <text:p>152</text:p>
          </table:table-cell>
          <table:table-cell table:style-name="ACE-0" office:value-type="string">
            <text:p>Coral - Porites or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920000000000002">
            <text:p>−94.9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22R-1W_24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6547">
            <text:p>26547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55">
            <text:p>−120.55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20-2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32.119999999999997">
            <text:p>−32.1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21-2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8904">
            <text:p>8904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32.130000000000003">
            <text:p>−32.13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01R-1W_26-3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316">
            <text:p>10316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00000000000003">
            <text:p>−48.2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3-3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40000000000002">
            <text:p>−48.24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5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347">
            <text:p>9347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70000000000003">
            <text:p>−48.27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5-4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209">
            <text:p>9209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99999999999997">
            <text:p>−48.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46-5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68">
            <text:p>916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399999999999999">
            <text:p>−48.4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2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360">
            <text:p>9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729999999999997">
            <text:p>−48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CC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296">
            <text:p>9296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729999999999997">
            <text:p>−48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1W_28-3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670">
            <text:p>967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689999999999998">
            <text:p>−49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1W_37-4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755">
            <text:p>975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689999999999998">
            <text:p>−49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CCW_0-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735">
            <text:p>973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880000000000003">
            <text:p>−49.8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CCW_6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828">
            <text:p>9828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 - Platygy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93">
            <text:p>−49.9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11-1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55">
            <text:p>102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530000000000001">
            <text:p>−52.53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19-2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320">
            <text:p>103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609999999999999">
            <text:p>−52.6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2-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75">
            <text:p>1027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439999999999998">
            <text:p>−52.4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35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95">
            <text:p>1029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770000000000003">
            <text:p>−52.77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7R-1W_4-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788">
            <text:p>10788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950000000000003">
            <text:p>−56.95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7R-CCW_12-1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49">
            <text:p>10649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140000000000001">
            <text:p>−57.14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0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85">
            <text:p>106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. humilis gr.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38-4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65">
            <text:p>1086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43-4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764">
            <text:p>10764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939999999999998">
            <text:p>−61.94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17-2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805">
            <text:p>1080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189999999999998">
            <text:p>−63.1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21-3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60">
            <text:p>1066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42-4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20">
            <text:p>11020</text:p>
          </table:table-cell>
          <table:table-cell table:style-name="ACE-2" office:value-type="float" office:value="82">
            <text:p>82</text:p>
          </table:table-cell>
          <table:table-cell table:style-name="ACE-0" office:value-type="string">
            <text:p>Coral or spiculite?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57-6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905">
            <text:p>1090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590000000000003">
            <text:p>−63.5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09R-1W_78-8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157">
            <text:p>12157</text:p>
          </table:table-cell>
          <table:table-cell table:style-name="ACE-2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810000000000002">
            <text:p>−63.81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89-9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769">
            <text:p>10769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899999999999999">
            <text:p>−63.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36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60">
            <text:p>1086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870000000000005">
            <text:p>−64.87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36-38B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11">
            <text:p>11011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870000000000005">
            <text:p>−64.87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0R-1W_48-5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346">
            <text:p>12346</text:p>
          </table:table-cell>
          <table:table-cell table:style-name="ACE-2" office:value-type="float" office:value="59">
            <text:p>59</text:p>
          </table:table-cell>
          <table:table-cell table:style-name="ACE-0" office:value-type="string">
            <text:p>Coral - Acropora (tab hya 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61-6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910">
            <text:p>109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129999999999995">
            <text:p>−65.1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8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50">
            <text:p>1085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590000000000003">
            <text:p>−64.59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22-2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20">
            <text:p>110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476">
            <text:p>12476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537">
            <text:p>12537</text:p>
          </table:table-cell>
          <table:table-cell table:style-name="ACE-2" office:value-type="float" office:value="11">
            <text:p>11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570">
            <text:p>12570</text:p>
          </table:table-cell>
          <table:table-cell table:style-name="ACE-2" office:value-type="float" office:value="59">
            <text:p>59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62-72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110">
            <text:p>111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170000000000002">
            <text:p>−64.1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7-9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884">
            <text:p>10884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579999999999998">
            <text:p>−63.5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1W_1-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3874">
            <text:p>1387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019999999999996">
            <text:p>−65.0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1W_43-4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564">
            <text:p>11564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439999999999998">
            <text:p>−65.44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2W_11-1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459">
            <text:p>11459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719999999999999">
            <text:p>−65.7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2W_3-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3092">
            <text:p>13092</text:p>
          </table:table-cell>
          <table:table-cell table:style-name="ACE-2" office:value-type="float" office:value="78">
            <text:p>7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29999999999995">
            <text:p>−65.63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2W_7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825">
            <text:p>12825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70000000000002">
            <text:p>−65.67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2W_7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359">
            <text:p>11359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70000000000002">
            <text:p>−65.67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3R-1W_6-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085">
            <text:p>10085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 - Isopora or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6.569999999999993">
            <text:p>−66.5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3R-2W_6-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0" office:value-type="string">
            <text:p>Coral - Stylophora pistillat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6.670000000000002">
            <text:p>−66.6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3R-CCW_6-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043">
            <text:p>10043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 - Isopora or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6.670000000000002">
            <text:p>−66.6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4R-1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611">
            <text:p>11611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73.030000000000001">
            <text:p>−73.03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1.28">
            <text:p>1.2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3R-1W_35-3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00">
            <text:p>1510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66">
            <text:p>−105.66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2W_2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30">
            <text:p>130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3">
            <text:p>−105.73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CCW_2-4A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15">
            <text:p>1291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2">
            <text:p>−105.72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CCW_2-4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20">
            <text:p>129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3">
            <text:p>−105.73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39-4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23">
            <text:p>15023</text:p>
          </table:table-cell>
          <table:table-cell table:style-name="ACE-2" office:value-type="float" office:value="18">
            <text:p>1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09">
            <text:p>−109.09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56-6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65">
            <text:p>14365</text:p>
          </table:table-cell>
          <table:table-cell table:style-name="ACE-2" office:value-type="float" office:value="15">
            <text:p>1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26000000000001">
            <text:p>−109.26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602">
            <text:p>13602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Coral - Isopora/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8.75">
            <text:p>−108.75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5R-1W_85-9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355">
            <text:p>133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56">
            <text:p>−109.56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6R-1W_24-2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64">
            <text:p>15164</text:p>
          </table:table-cell>
          <table:table-cell table:style-name="ACE-2" office:value-type="float" office:value="14">
            <text:p>1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44">
            <text:p>−110.44</text:p>
          </table:table-cell>
          <table:table-cell table:style-name="ACE-0" office:value-type="float" office:value="1.1200000000000001">
            <text:p>1.12</text:p>
          </table:table-cell>
          <table:table-cell table:style-name="ACE-0" office:value-type="float" office:value="1.1200000000000001">
            <text:p>1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11-1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510">
            <text:p>105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Leptoseris cf. explan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8">
            <text:p>−106.8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26-2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79">
            <text:p>14379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95">
            <text:p>−106.9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4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0505">
            <text:p>105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Leptoseris explan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72">
            <text:p>−106.7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15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482">
            <text:p>14482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34">
            <text:p>−108.3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37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715">
            <text:p>14715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line algae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6">
            <text:p>−108.5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55-6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557">
            <text:p>14557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77">
            <text:p>−108.7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55-64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77">
            <text:p>14577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77">
            <text:p>−108.7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84-8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82">
            <text:p>14682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03">
            <text:p>−109.0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CC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14">
            <text:p>14514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13">
            <text:p>−109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9R-1W_35-37A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640">
            <text:p>1464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04000000000001">
            <text:p>−110.0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9R-1W_35-37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65">
            <text:p>1456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04000000000001">
            <text:p>−110.0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17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84">
            <text:p>14784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88">
            <text:p>−110.8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24-3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825">
            <text:p>14825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95">
            <text:p>−110.95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0R-1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906">
            <text:p>17906</text:p>
          </table:table-cell>
          <table:table-cell table:style-name="ACE-2" office:value-type="float" office:value="36">
            <text:p>36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73">
            <text:p>−110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69-7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31">
            <text:p>14631</text:p>
          </table:table-cell>
          <table:table-cell table:style-name="ACE-0" office:value-type="float" office:value="97">
            <text:p>97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38">
            <text:p>−111.3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15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906">
            <text:p>17906</text:p>
          </table:table-cell>
          <table:table-cell table:style-name="ACE-2" office:value-type="float" office:value="134">
            <text:p>134</text:p>
          </table:table-cell>
          <table:table-cell table:style-name="ACE-0" office:value-type="string">
            <text:p>Coral - Monti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34">
            <text:p>−112.3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26-3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5">
            <text:p>15165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45999999999999">
            <text:p>−112.46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32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34">
            <text:p>17434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">
            <text:p>−112.5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34-3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18">
            <text:p>14918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3">
            <text:p>−112.53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40-4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50">
            <text:p>15150</text:p>
          </table:table-cell>
          <table:table-cell table:style-name="ACE-2" office:value-type="float" office:value="72">
            <text:p>72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2">
            <text:p>−112.62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40-4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924">
            <text:p>17924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2">
            <text:p>−112.62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CC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95">
            <text:p>17495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9">
            <text:p>−112.69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2R-1W_62-6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624">
            <text:p>17624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31">
            <text:p>−114.3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2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80">
            <text:p>15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CCW_1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772">
            <text:p>15772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Isopora? Monti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CCWR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62">
            <text:p>15462</text:p>
          </table:table-cell>
          <table:table-cell table:style-name="ACE-2" office:value-type="float" office:value="108">
            <text:p>10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3R-1W_40-4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377">
            <text:p>17377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01000000000001">
            <text:p>−115.0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24-3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188">
            <text:p>16188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25">
            <text:p>−116.2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33-3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66">
            <text:p>15666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3">
            <text:p>−116.3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34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230">
            <text:p>1623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4">
            <text:p>−116.34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4R-1W_3-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68">
            <text:p>18368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03">
            <text:p>−116.0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5R-1W_30-3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120">
            <text:p>1612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">
            <text:p>−117.8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6R-1W_14-1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872">
            <text:p>16872</text:p>
          </table:table-cell>
          <table:table-cell table:style-name="ACE-2" office:value-type="float" office:value="138">
            <text:p>138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14">
            <text:p>−119.14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6R-2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704">
            <text:p>19704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05">
            <text:p>−119.0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0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201">
            <text:p>17201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1000000000001">
            <text:p>−120.5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20-2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46">
            <text:p>17046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70999999999999">
            <text:p>−120.7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9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28">
            <text:p>17028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8">
            <text:p>−120.58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8R-1W_10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343">
            <text:p>17343</text:p>
          </table:table-cell>
          <table:table-cell table:style-name="ACE-2" office:value-type="float" office:value="170">
            <text:p>1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09999999999999">
            <text:p>−122.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8R-1W_14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18">
            <text:p>20318</text:p>
          </table:table-cell>
          <table:table-cell table:style-name="ACE-2" office:value-type="float" office:value="7">
            <text:p>7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15000000000001">
            <text:p>−122.1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8R-1W_21-2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175">
            <text:p>20175</text:p>
          </table:table-cell>
          <table:table-cell table:style-name="ACE-2" office:value-type="float" office:value="8">
            <text:p>8</text:p>
          </table:table-cell>
          <table:table-cell table:style-name="ACE-0" office:value-type="string">
            <text:p>Coral - Acropora (hyacinthus grp.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0999999999999">
            <text:p>−122.2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20R-2W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00">
            <text:p>213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20R-CCW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78">
            <text:p>18378</text:p>
          </table:table-cell>
          <table:table-cell table:style-name="ACE-2" office:value-type="float" office:value="130">
            <text:p>130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20R-CCWR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385">
            <text:p>18385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02R-1W_10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880">
            <text:p>1188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13">
            <text:p>−105.13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5R-1W_19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555">
            <text:p>11555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8.70999999999999">
            <text:p>−108.71</text:p>
          </table:table-cell>
          <table:table-cell table:style-name="ACE-0" office:value-type="float" office:value="1.26">
            <text:p>1.26</text:p>
          </table:table-cell>
          <table:table-cell table:style-name="ACE-0" office:value-type="float" office:value="1.26">
            <text:p>1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08R-1W_6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25">
            <text:p>140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09">
            <text:p>−113.0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8R-2W_6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840">
            <text:p>15840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22">
            <text:p>−113.2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1W_3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191">
            <text:p>16191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56">
            <text:p>−114.56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2W_4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201">
            <text:p>16201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81999999999999">
            <text:p>−114.82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2W_4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074">
            <text:p>18074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81999999999999">
            <text:p>−114.82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40-5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59">
            <text:p>17059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5">
            <text:p>−112.9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40-5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75">
            <text:p>17075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5">
            <text:p>−112.9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9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02">
            <text:p>17002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4">
            <text:p>−112.64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9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105">
            <text:p>18105</text:p>
          </table:table-cell>
          <table:table-cell table:style-name="ACE-2" office:value-type="float" office:value="18">
            <text:p>18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4">
            <text:p>−112.64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2W_2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69">
            <text:p>1726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8">
            <text:p>−113.28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1R-2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60">
            <text:p>147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9000000000001">
            <text:p>−113.29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2R-1W_1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264">
            <text:p>17264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03">
            <text:p>−114.03</text:p>
          </table:table-cell>
          <table:table-cell table:style-name="ACE-0" office:value-type="float" office:value="5.1100000000000003">
            <text:p>5.11</text:p>
          </table:table-cell>
          <table:table-cell table:style-name="ACE-0" office:value-type="float" office:value="5.1100000000000003">
            <text:p>5.1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1W_9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743">
            <text:p>17743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1">
            <text:p>−115.61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2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426">
            <text:p>17426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9">
            <text:p>−115.69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2W_6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554">
            <text:p>1755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75">
            <text:p>−115.7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4R-1W_18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247">
            <text:p>18247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2">
            <text:p>−117.2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4R-CCW_1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885">
            <text:p>1588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41">
            <text:p>−117.41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5R-2W_3-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15">
            <text:p>1891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28">
            <text:p>−119.28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95">
            <text:p>1899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3">
            <text:p>−120.53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13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898">
            <text:p>18898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67">
            <text:p>−120.67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6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041">
            <text:p>19041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8">
            <text:p>−120.58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908">
            <text:p>19908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947">
            <text:p>19947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8R-2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83">
            <text:p>20383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69">
            <text:p>−123.69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8R-2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700">
            <text:p>20700</text:p>
          </table:table-cell>
          <table:table-cell table:style-name="ACE-2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75">
            <text:p>−123.7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9R-CCW_6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631">
            <text:p>22631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 - Turbinaria pelt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08">
            <text:p>−109.08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20R-1W_18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909">
            <text:p>25909</text:p>
          </table:table-cell>
          <table:table-cell table:style-name="ACE-2" office:value-type="float" office:value="91">
            <text:p>91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69">
            <text:p>−110.6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20R-1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040">
            <text:p>2504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55">
            <text:p>−110.55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1R-1W_40-4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703">
            <text:p>12703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7.909999999999997">
            <text:p>−77.9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1R-1W_46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626">
            <text:p>12626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1R-2W_3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100">
            <text:p>1210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030000000000001">
            <text:p>−78.03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1R-CCW_3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12">
            <text:p>12512</text:p>
          </table:table-cell>
          <table:table-cell table:style-name="ACE-2" office:value-type="float" office:value="87">
            <text:p>87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030000000000001">
            <text:p>−78.03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2R-1W_4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825">
            <text:p>10825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line algae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049999999999997">
            <text:p>−79.05</text:p>
          </table:table-cell>
          <table:table-cell table:style-name="ACE-0" office:value-type="float" office:value="30.02">
            <text:p>30.02</text:p>
          </table:table-cell>
          <table:table-cell table:style-name="ACE-0" office:value-type="float" office:value="30.02">
            <text:p>30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3R-1W_14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80">
            <text:p>14580</text:p>
          </table:table-cell>
          <table:table-cell table:style-name="ACE-2" office:value-type="float" office:value="19">
            <text:p>1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67">
            <text:p>−110.6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1W_26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20">
            <text:p>128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78">
            <text:p>−110.78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3R-1W_33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446">
            <text:p>14446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84">
            <text:p>−110.8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1W_9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75">
            <text:p>11675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58">
            <text:p>−110.58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CCW_1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655">
            <text:p>1465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1.01000000000001">
            <text:p>−111.01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CCW_1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75">
            <text:p>12875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92">
            <text:p>−110.92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4R-1W_16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65">
            <text:p>14365</text:p>
          </table:table-cell>
          <table:table-cell table:style-name="ACE-2" office:value-type="float" office:value="14">
            <text:p>14</text:p>
          </table:table-cell>
          <table:table-cell table:style-name="ACE-0" office:value-type="string">
            <text:p>Coral? - Acr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2.18000000000001">
            <text:p>−112.18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4R-1W_40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6">
            <text:p>15166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2.439999999999998">
            <text:p>−82.44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5R-CCW_8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77">
            <text:p>13477</text:p>
          </table:table-cell>
          <table:table-cell table:style-name="ACE-2" office:value-type="float" office:value="103">
            <text:p>103</text:p>
          </table:table-cell>
          <table:table-cell table:style-name="ACE-0" office:value-type="string">
            <text:p>Coral - Platygyra gr. daedalea (?)*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909999999999997">
            <text:p>−83.91</text:p>
          </table:table-cell>
          <table:table-cell table:style-name="ACE-0" office:value-type="float" office:value="30.02">
            <text:p>30.02</text:p>
          </table:table-cell>
          <table:table-cell table:style-name="ACE-0" office:value-type="float" office:value="30.02">
            <text:p>30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38-44C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84">
            <text:p>14084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9">
            <text:p>−111.89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38-44Coral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074">
            <text:p>14074</text:p>
          </table:table-cell>
          <table:table-cell table:style-name="ACE-2" office:value-type="float" office:value="88">
            <text:p>8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9">
            <text:p>−111.89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9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90">
            <text:p>1439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59999999999999">
            <text:p>−111.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50-5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768">
            <text:p>13768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Coral - Astre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8999999999999">
            <text:p>−112.99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6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238">
            <text:p>14238</text:p>
          </table:table-cell>
          <table:table-cell table:style-name="ACE-2" office:value-type="float" office:value="132">
            <text:p>132</text:p>
          </table:table-cell>
          <table:table-cell table:style-name="ACE-0" office:value-type="string">
            <text:p>Coral - Astre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6">
            <text:p>−112.56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68-7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52">
            <text:p>14552</text:p>
          </table:table-cell>
          <table:table-cell table:style-name="ACE-2" office:value-type="float" office:value="158">
            <text:p>15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">
            <text:p>−113.2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77-8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90">
            <text:p>143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8">
            <text:p>−113.2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1W_0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33">
            <text:p>14333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Montipora? (or Acropor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">
            <text:p>−11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2W_9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30">
            <text:p>147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64">
            <text:p>−114.6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CCW_9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16">
            <text:p>14716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 - Acroporidae/Porit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64">
            <text:p>−114.6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10-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995">
            <text:p>1399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2">
            <text:p>−115.6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0R-1W_32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128">
            <text:p>1712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84">
            <text:p>−115.8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0R-1W_42-4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83">
            <text:p>17083</text:p>
          </table:table-cell>
          <table:table-cell table:style-name="ACE-2" office:value-type="float" office:value="37">
            <text:p>3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91">
            <text:p>−115.9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44-4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54">
            <text:p>14354</text:p>
          </table:table-cell>
          <table:table-cell table:style-name="ACE-2" office:value-type="float" office:value="162">
            <text:p>162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94">
            <text:p>−115.9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79-8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01">
            <text:p>14701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">
            <text:p>−116.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27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209">
            <text:p>14209</text:p>
          </table:table-cell>
          <table:table-cell table:style-name="ACE-2" office:value-type="float" office:value="154">
            <text:p>15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8">
            <text:p>−117.8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27-33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87">
            <text:p>14387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8">
            <text:p>−117.8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36-4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54">
            <text:p>15054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95999999999999">
            <text:p>−117.9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3R-1W_0-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835">
            <text:p>148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09">
            <text:p>−118.09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4R-1W_32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12">
            <text:p>18312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94">
            <text:p>−119.9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4R-1W_46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661">
            <text:p>15661</text:p>
          </table:table-cell>
          <table:table-cell table:style-name="ACE-2" office:value-type="float" office:value="126">
            <text:p>126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06">
            <text:p>−120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22-2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20">
            <text:p>18320</text:p>
          </table:table-cell>
          <table:table-cell table:style-name="ACE-2" office:value-type="float" office:value="86">
            <text:p>8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31">
            <text:p>−121.3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562">
            <text:p>18562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15000000000001">
            <text:p>−121.15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9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145">
            <text:p>18145</text:p>
          </table:table-cell>
          <table:table-cell table:style-name="ACE-2" office:value-type="float" office:value="27">
            <text:p>2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19">
            <text:p>−121.19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6R-1W_38-4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124">
            <text:p>16124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Favites valenciennes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8">
            <text:p>−112.8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6R-2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700">
            <text:p>18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">
            <text:p>−112.5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6R-CC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072">
            <text:p>16072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97">
            <text:p>−111.97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7R-1W_16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360">
            <text:p>16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56">
            <text:p>−113.56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7R-1W_3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895">
            <text:p>1489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43000000000001">
            <text:p>−113.43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21R-1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728">
            <text:p>17728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4.40000000000001">
            <text:p>−134.4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 table:number-rows-repeated="278">
          <table:table-cell table:number-columns-repeated="256"/>
        </table:table-row>
        <table:table-row table:style-name="AROW-0" table:number-rows-repeated="64942">
          <table:table-cell table:number-columns-repeated="256"/>
        </table:table-row>
        <table:table-row table:style-name="AROW-0">
          <table:table-cell table:number-columns-repeated="17" table:style-name="ACE-0"/>
          <table:table-cell table:number-columns-repeated="2" table:style-name="Gnumeric-default"/>
          <table:table-cell table:number-columns-repeated="231" table:style-name="ACE-0"/>
          <table:table-cell table:number-columns-repeated="6" table:style-name="Gnumeric-default"/>
        </table:table-row>
        <table:table-row table:style-name="AROW-0" table:number-rows-repeated="10">
          <table:table-cell table:number-columns-repeated="16" table:style-name="ACE-0"/>
          <table:table-cell table:number-columns-repeated="3" table:style-name="Gnumeric-default"/>
          <table:table-cell table:number-columns-repeated="231" table:style-name="ACE-0"/>
          <table:table-cell table:number-columns-repeated="6" table:style-name="Gnumeric-default"/>
        </table:table-row>
        <table:table-row table:style-name="AROW-0">
          <table:table-cell table:number-columns-repeated="15" table:style-name="ACE-0"/>
          <table:table-cell table:number-columns-repeated="4" table:style-name="Gnumeric-default"/>
          <table:table-cell table:number-columns-repeated="237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08-03T04:55:1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